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2.2306in" style:rel-column-width="21840*"/>
    </style:style>
    <style:style style:name="Table1.B" style:family="table-column">
      <style:table-column-properties style:column-width="2.2313in" style:rel-column-width="21847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23" style:family="table-row">
      <style:table-row-properties fo:keep-together="auto"/>
    </style:style>
    <style:style style:name="Table1.A2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23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23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Cascadia Code" fo:font-size="12pt" fo:font-style="normal" fo:text-shadow="none" style:text-underline-style="none" fo:font-weight="bold" officeooo:rsid="001fcf46" officeooo:paragraph-rsid="001fcf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Heading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fcf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paragraph-rsid="001fcf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1fcf46" officeooo:paragraph-rsid="001fcf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1fcf46" officeooo:paragraph-rsid="00207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paragraph-rsid="00207b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1fcf46" officeooo:paragraph-rsid="001fcf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paragraph-rsid="0021f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1fcf46" officeooo:paragraph-rsid="0021f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paragraph-rsid="0021f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21f3c8" officeooo:paragraph-rsid="0021f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23ee8c" officeooo:paragraph-rsid="0023ee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normal" officeooo:rsid="0024bb96" officeooo:paragraph-rsid="0024bb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scadia Cod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scadia Code" fo:font-size="17pt" officeooo:rsid="001fcf46" style:font-size-asian="17pt" style:font-size-complex="17pt"/>
    </style:style>
    <style:style style:name="T2" style:family="text">
      <style:text-properties fo:font-variant="normal" fo:text-transform="none" fo:color="#001d35" loext:opacity="100%" style:font-name="Cascadia Code" fo:font-size="17pt" fo:letter-spacing="normal" fo:font-weight="normal" style:font-size-asian="17pt" style:font-size-complex="17pt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fcf46" style:font-style-asian="normal" style:font-weight-asian="normal" style:font-style-complex="normal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07b49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color="#bcbec4" loext:opacity="100%" fo:font-style="normal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6" style:family="text">
      <style:text-properties fo:color="#bcbec4" loext:opacity="100%" style:font-style-asian="normal" style:font-weight-asian="normal" style:font-style-complex="normal" style:font-weight-complex="normal" style:text-overline-style="none" style:text-overline-color="font-color"/>
    </style:style>
    <style:style style:name="T7" style:family="text">
      <style:text-properties officeooo:rsid="00207b49"/>
    </style:style>
    <style:style style:name="T8" style:family="text">
      <style:text-properties fo:color="#bcbec4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TIP</text:p>
          </table:table-cell>
          <table:table-cell table:style-name="Table1.A1" office:value-type="string">
            <text:p text:style-name="P1">THREADS</text:p>
          </table:table-cell>
          <table:table-cell table:style-name="Table1.A1" office:value-type="string">
            <text:p text:style-name="P2"><text:span text:style-name="T1">TIMP </text:span><text:span text:style-name="Strong_20_Emphasis"><text:span text:style-name="T2">μs</text:span></text:span></text:p>
            <text:p text:style-name="P1">(MICROSECONDS)</text:p>
          </table:table-cell>
        </table:table-row>
        <table:table-row>
          <table:table-cell table:style-name="Table1.A2" office:value-type="string">
            <text:p text:style-name="P3"><text:span text:style-name="T3">N_1:<text:line-break/></text:span><text:span text:style-name="T4">16</text:span><text:span text:style-name="T5"><text:line-break/></text:span>9999 4444 4444 9999</text:p>
            <text:p text:style-name="P4"/>
            <text:p text:style-name="P5">N_2:</text:p>
            <text:p text:style-name="P6"><text:span text:style-name="T4">16</text:span><text:span text:style-name="T6"><text:line-break/></text:span>9999 5555 5555 9999</text:p>
            <text:p text:style-name="P4"/>
          </table:table-cell>
          <table:table-cell table:style-name="Table1.B2" office:value-type="string">
            <text:p text:style-name="P7">SECVENTIAL</text:p>
          </table:table-cell>
          <table:table-cell table:style-name="Table1.C2" office:value-type="float" office:value="4">
            <text:p text:style-name="P7">4</text:p>
          </table:table-cell>
        </table:table-row>
        <table:table-row>
          <table:table-cell table:style-name="Table1.A3" office:value-type="string">
            <text:p text:style-name="P8">N_1=10000 si N_2=10000</text:p>
            <text:p text:style-name="P8">(random digits)</text:p>
          </table:table-cell>
          <table:table-cell table:style-name="Table1.B3" office:value-type="string">
            <text:p text:style-name="P7">SECVENTIAL</text:p>
          </table:table-cell>
          <table:table-cell table:style-name="Table1.C3" office:value-type="float" office:value="269">
            <text:p text:style-name="P7">269</text:p>
          </table:table-cell>
        </table:table-row>
        <table:table-row>
          <table:table-cell table:style-name="Table1.A2" office:value-type="string">
            <text:p text:style-name="P8">N_1=100 si N_2=100000 (random digits)</text:p>
          </table:table-cell>
          <table:table-cell table:style-name="Table1.B4" office:value-type="string">
            <text:p text:style-name="P7">SECVENTIAL</text:p>
          </table:table-cell>
          <table:table-cell table:style-name="Table1.C2" office:value-type="float" office:value="8700">
            <text:p text:style-name="P7">8700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5">
            <text:p text:style-name="P8"/>
          </table:table-cell>
          <table:table-cell table:style-name="Table1.C3">
            <text:p text:style-name="P8"/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6">
            <text:p text:style-name="P8"/>
          </table:table-cell>
          <table:table-cell table:style-name="Table1.C2">
            <text:p text:style-name="P8"/>
          </table:table-cell>
        </table:table-row>
        <table:table-row>
          <table:table-cell table:style-name="Table1.A3" office:value-type="string">
            <text:p text:style-name="P9"><text:span text:style-name="T3">N_1:<text:line-break/></text:span><text:span text:style-name="T4">16</text:span><text:span text:style-name="T5"><text:line-break/></text:span>9999 4444 4444 9999</text:p>
            <text:p text:style-name="P10"/>
            <text:p text:style-name="P10">N_2:</text:p>
            <text:p text:style-name="P11"><text:span text:style-name="T7">16</text:span><text:span text:style-name="T8"><text:line-break/></text:span>9999 5555 5555 9999</text:p>
          </table:table-cell>
          <table:table-cell table:style-name="Table1.B5" office:value-type="float" office:value="5">
            <text:p text:style-name="P12">5</text:p>
          </table:table-cell>
          <table:table-cell table:style-name="Table1.C3" office:value-type="float" office:value="76">
            <text:p text:style-name="P12">76</text:p>
          </table:table-cell>
        </table:table-row>
        <table:table-row>
          <table:table-cell table:style-name="Table1.A2" office:value-type="string">
            <text:p text:style-name="P8">N_1=10000 si N_2=10000</text:p>
            <text:p text:style-name="P8">(random digits)</text:p>
          </table:table-cell>
          <table:table-cell table:style-name="Table1.B6" office:value-type="float" office:value="5">
            <text:p text:style-name="P12">5</text:p>
          </table:table-cell>
          <table:table-cell table:style-name="Table1.C2" office:value-type="float" office:value="1767">
            <text:p text:style-name="P12">1767</text:p>
          </table:table-cell>
        </table:table-row>
        <table:table-row>
          <table:table-cell table:style-name="Table1.A3" office:value-type="string">
            <text:p text:style-name="P12"/>
          </table:table-cell>
          <table:table-cell table:style-name="Table1.B5" office:value-type="float" office:value="9">
            <text:p text:style-name="P12">9</text:p>
          </table:table-cell>
          <table:table-cell table:style-name="Table1.C3" office:value-type="float" office:value="2004">
            <text:p text:style-name="P12">2004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6" office:value-type="float" office:value="17">
            <text:p text:style-name="P12">17</text:p>
          </table:table-cell>
          <table:table-cell table:style-name="Table1.C2" office:value-type="float" office:value="2100">
            <text:p text:style-name="P12">2100</text:p>
          </table:table-cell>
        </table:table-row>
        <table:table-row>
          <table:table-cell table:style-name="Table1.A3" office:value-type="string">
            <text:p text:style-name="P9">N_1=100 si N_2=100000 (random digits)</text:p>
          </table:table-cell>
          <table:table-cell table:style-name="Table1.B5" office:value-type="float" office:value="5">
            <text:p text:style-name="P13">5</text:p>
          </table:table-cell>
          <table:table-cell table:style-name="Table1.C3" office:value-type="float" office:value="8804">
            <text:p text:style-name="P13">8804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6" office:value-type="float" office:value="9">
            <text:p text:style-name="P13">9</text:p>
          </table:table-cell>
          <table:table-cell table:style-name="Table1.C2" office:value-type="float" office:value="9670">
            <text:p text:style-name="P13">9670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5" office:value-type="float" office:value="17">
            <text:p text:style-name="P13">17</text:p>
          </table:table-cell>
          <table:table-cell table:style-name="Table1.C3" office:value-type="float" office:value="10950">
            <text:p text:style-name="P13">10950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6">
            <text:p text:style-name="P8"/>
          </table:table-cell>
          <table:table-cell table:style-name="Table1.C2">
            <text:p text:style-name="P8"/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5">
            <text:p text:style-name="P8"/>
          </table:table-cell>
          <table:table-cell table:style-name="Table1.C3">
            <text:p text:style-name="P8"/>
          </table:table-cell>
        </table:table-row>
        <table:table-row>
          <table:table-cell table:style-name="Table1.A2" office:value-type="string">
            <text:p text:style-name="P9"><text:span text:style-name="T3">N_1:<text:line-break/></text:span><text:span text:style-name="T4">16</text:span><text:span text:style-name="T5"><text:line-break/></text:span>9999 4444 4444 9999</text:p>
            <text:p text:style-name="P10"/>
            <text:p text:style-name="P10">N_2:</text:p>
            <text:p text:style-name="P11"><text:span text:style-name="T7">16</text:span><text:span text:style-name="T8"><text:line-break/></text:span>9999 5555 5555 9999</text:p>
          </table:table-cell>
          <table:table-cell table:style-name="Table1.B6" office:value-type="float" office:value="4">
            <text:p text:style-name="P13">4</text:p>
          </table:table-cell>
          <table:table-cell table:style-name="Table1.C2" office:value-type="float" office:value="249">
            <text:p text:style-name="P13">249</text:p>
          </table:table-cell>
        </table:table-row>
        <table:table-row>
          <table:table-cell table:style-name="Table1.A3" office:value-type="string">
            <text:p text:style-name="P8">N_1=10000 si N_2=10000</text:p>
            <text:p text:style-name="P8">(random digits)</text:p>
          </table:table-cell>
          <table:table-cell table:style-name="Table1.B5" office:value-type="float" office:value="4">
            <text:p text:style-name="P13">4</text:p>
          </table:table-cell>
          <table:table-cell table:style-name="Table1.C3" office:value-type="float" office:value="855">
            <text:p text:style-name="P13">855</text:p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B6" office:value-type="float" office:value="8">
            <text:p text:style-name="P13">8</text:p>
          </table:table-cell>
          <table:table-cell table:style-name="Table1.C2" office:value-type="float" office:value="535">
            <text:p text:style-name="P13">535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5" office:value-type="float" office:value="16">
            <text:p text:style-name="P13">16</text:p>
          </table:table-cell>
          <table:table-cell table:style-name="Table1.C3" office:value-type="float" office:value="1766">
            <text:p text:style-name="P14">1766</text:p>
          </table:table-cell>
        </table:table-row>
        <table:table-row>
          <table:table-cell table:style-name="Table1.A2" office:value-type="string">
            <text:p text:style-name="P9">N_1=100 si N_2=100000 (random digits)</text:p>
          </table:table-cell>
          <table:table-cell table:style-name="Table1.B6" office:value-type="float" office:value="4">
            <text:p text:style-name="P13">4</text:p>
          </table:table-cell>
          <table:table-cell table:style-name="Table1.C2" office:value-type="float" office:value="2754">
            <text:p text:style-name="P14">2754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5" office:value-type="float" office:value="8">
            <text:p text:style-name="P13">8</text:p>
          </table:table-cell>
          <table:table-cell table:style-name="Table1.C3" office:value-type="float" office:value="2970">
            <text:p text:style-name="P14">2970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6" office:value-type="float" office:value="16">
            <text:p text:style-name="P13">16</text:p>
          </table:table-cell>
          <table:table-cell table:style-name="Table1.C2" office:value-type="float" office:value="9643">
            <text:p text:style-name="P14">9643</text:p>
          </table:table-cell>
        </table:table-row>
        <table:table-row table:style-name="Table1.23">
          <table:table-cell table:style-name="Table1.A23" office:value-type="string">
            <text:p text:style-name="P15"/>
          </table:table-cell>
          <table:table-cell table:style-name="Table1.B23">
            <text:p text:style-name="P15"/>
          </table:table-cell>
          <table:table-cell table:style-name="Table1.C23">
            <text:p text:style-name="P1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scadia Code" svg:font-family="'Cascadia Code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Blue.1" style:display-name="Box List Blue.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2" style:display-name="Box List Blue.2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3" style:display-name="Box List Blue.3" style:family="table-cell" style:data-style-name="N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4" style:display-name="Box List Blue.4" style:family="table-cell" style:data-style-name="N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5" style:display-name="Box List Blue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6" style:display-name="Box List Blue.6" style:family="table-cell" style:data-style-name="N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7" style:display-name="Box List Blue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8" style:display-name="Box List Blue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9" style:display-name="Box List Blue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0" style:display-name="Box List Blue.10" style:family="table-cell" style:data-style-name="N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 style:font-name-complex="DejaVu Sans" style:font-family-complex="'DejaVu Sans'"/>
    </style:style>
    <style:style style:name="Box_20_List_20_Blue.11" style:display-name="Box List Blue.11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2" style:display-name="Box List Blue.12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3" style:display-name="Box List Blue.13" style:family="table-cell" style:data-style-name="N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4" style:display-name="Box List Blue.14" style:family="table-cell" style:data-style-name="N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5" style:display-name="Box List Blue.15" style:family="table-cell" style:data-style-name="N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style:style style:name="Box_20_List_20_Blue.16" style:display-name="Box List Blue.16" style:family="table-cell" style:data-style-name="N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 style:font-name-complex="DejaVu Sans" style:font-family-complex="'DejaVu Sans'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0T11:29:09.691724064</meta:creation-date>
    <dc:date>2025-11-10T12:16:26.451262096</dc:date>
    <meta:editing-duration>PT2M51S</meta:editing-duration>
    <meta:editing-cycles>2</meta:editing-cycles>
    <meta:generator>LibreOffice/25.2.6.2$Linux_X86_64 LibreOffice_project/40d1a0e1d5bdf1afaeae24d9ece32bbb00fa66a4</meta:generator>
    <meta:document-statistic meta:table-count="1" meta:image-count="0" meta:object-count="0" meta:page-count="1" meta:paragraph-count="56" meta:word-count="105" meta:character-count="520" meta:non-whitespace-character-count="471"/>
  </office:meta>
</office:document-meta>
</file>